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fo:padding="0.0693in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5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6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bold" style:font-weight-asian="bold" fo:font-weight="bold"/>
    </style:style>
    <style:style style:name="T7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me-alejandroc-etc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9" office:value-type="string" calcext:value-type="string">
            <text:p>/home/alejandroc/etcd</text:p>
            <text:p>(CO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10" office:value-type="string" calcext:value-type="string">
            <text:p>439 ms</text:p>
          </table:table-cell>
          <table:table-cell/>
          <table:table-cell table:style-name="ce7" office:value-type="string" calcext:value-type="string" table:number-columns-spanned="1" table:number-rows-spanned="3">
            <text:p><text:span text:style-name="T1">etcd</text:span>: 19 key-value</text:p>
            <text:p/>
            <text:p><text:span text:style-name="T2">MinIO</text:span><text:span text:style-name="T3">: 11 objects</text:span></text:p>
          </table:table-cell>
          <table:table-cell table:number-columns-repeated="2"/>
          <table:table-cell table:style-name="ce14"/>
          <table:table-cell table:style-name="ce15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12" office:value-type="string" calcext:value-type="string">
            <text:p>448 ms</text:p>
          </table:table-cell>
          <table:table-cell/>
          <table:covered-table-cell/>
          <table:table-cell table:number-columns-repeated="2"/>
          <table:table-cell table:style-name="ce15" table:number-columns-repeated="2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12" office:value-type="string" calcext:value-type="string">
            <text:p>467 ms</text:p>
          </table:table-cell>
          <table:table-cell/>
          <table:covered-table-cell/>
          <table:table-cell table:number-columns-repeated="2"/>
          <table:table-cell table:style-name="ce15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9" office:value-type="string" calcext:value-type="string">
            <text:p>/home/alejandroc/etcd</text:p>
            <text:p>(SIN contenido de objetos)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10" office:value-type="string" calcext:value-type="string">
            <text:p>130 ms</text:p>
          </table:table-cell>
          <table:table-cell/>
          <table:table-cell table:style-name="ce7" office:value-type="string" calcext:value-type="string" table:number-columns-spanned="1" table:number-rows-spanned="3">
            <text:p><text:span text:style-name="T1">etcd</text:span>: 19 key-value</text:p>
            <text:p/>
            <text:p><text:span text:style-name="T2">MinIO</text:span><text:span text:style-name="T3">: 11 objects</text:span>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12" office:value-type="string" calcext:value-type="string">
            <text:p>139 ms</text:p>
          </table:table-cell>
          <table:table-cell/>
          <table:covered-table-cell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12" office:value-type="string" calcext:value-type="string">
            <text:p>127 ms</text:p>
          </table:table-cell>
          <table:table-cell/>
          <table:covered-table-cell/>
          <table:table-cell table:number-columns-repeated="4"/>
        </table:table-row>
      </table:table>
      <table:table table:name="home-alejandro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9" office:value-type="string" calcext:value-type="string">
            <text:p>/home/alejandroc</text:p>
            <text:p><text:span text:style-name="T2">(CON contenido de objetos)</text:span>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27.65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0611 key-value, </text:span><text:span text:style-name="T6">MinIO</text:span><text:span text:style-name="T7">: 87279 objects (5.1 GB)</text:span></text:p>
          </table:table-cell>
          <table:covered-table-cell table:number-columns-repeated="2"/>
          <table:table-cell/>
          <table:table-cell table:style-name="ce15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27.98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1382 key-value, </text:span><text:span text:style-name="T6">MinIO</text:span><text:span text:style-name="T7">: 87126 objects (5.1 GB)</text:span></text:p>
          </table:table-cell>
          <table:covered-table-cell table:number-columns-repeated="2"/>
          <table:table-cell table:style-name="ce15" table:number-columns-repeated="2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27.77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0907 key-value, </text:span><text:span text:style-name="T6">MinIO</text:span><text:span text:style-name="T7">: 87032 objects (5.1 GB)</text:span></text:p>
          </table:table-cell>
          <table:covered-table-cell table:number-columns-repeated="2"/>
          <table:table-cell table:style-name="ce15"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ce9" office:value-type="string" calcext:value-type="string">
            <text:p>/home/alejandroc</text:p>
            <text:p><text:span text:style-name="T2">(SIN contenido de objetos)</text:span>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28.20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1552 key-value, </text:span><text:span text:style-name="T6">MinIO</text:span><text:span text:style-name="T7">: 88413 objects (0 B)</text:span>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27.94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1772 key-value, </text:span><text:span text:style-name="T6">MinIO</text:span><text:span text:style-name="T7">: 88442 objects (0 B)</text:span>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27.44 min</text:p>
          </table:table-cell>
          <table:table-cell/>
          <table:table-cell table:style-name="ce17" office:value-type="string" calcext:value-type="string" table:number-columns-spanned="3" table:number-rows-spanned="1">
            <text:p><text:span text:style-name="T4">Etcd</text:span><text:span text:style-name="T5">: 100585 key-value, </text:span><text:span text:style-name="T6">MinIO</text:span><text:span text:style-name="T7">: 87254 objects (0 B)</text:span>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22T00:59:21.370257584</dc:date>
    <meta:editing-duration>PT8H45M16S</meta:editing-duration>
    <meta:editing-cycles>28</meta:editing-cycles>
    <meta:generator>LibreOffice/7.3.7.2$Linux_X86_64 LibreOffice_project/30$Build-2</meta:generator>
    <meta:document-statistic meta:table-count="2" meta:cell-count="36" meta:object-count="0"/>
  </office:meta>
</office:document-meta>
</file>